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iryo" svg:font-family="Meiry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72.99pt"/>
    </style:style>
    <style:style style:name="co3" style:family="table-column">
      <style:table-column-properties fo:break-before="auto" style:column-width="103.21pt"/>
    </style:style>
    <style:style style:name="co4" style:family="table-column">
      <style:table-column-properties fo:break-before="auto" style:column-width="50.74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7.44pt"/>
    </style:style>
    <style:style style:name="co7" style:family="table-column">
      <style:table-column-properties fo:break-before="auto" style:column-width="146.04pt"/>
    </style:style>
    <style:style style:name="co8" style:family="table-column">
      <style:table-column-properties fo:break-before="auto" style:column-width="220.59pt"/>
    </style:style>
    <style:style style:name="co9" style:family="table-column">
      <style:table-column-properties fo:break-before="auto" style:column-width="128.55pt"/>
    </style:style>
    <style:style style:name="co10" style:family="table-column">
      <style:table-column-properties fo:break-before="auto" style:column-width="68.29pt"/>
    </style:style>
    <style:style style:name="co11" style:family="table-column">
      <style:table-column-properties fo:break-before="auto" style:column-width="100.74pt"/>
    </style:style>
    <style:style style:name="co12" style:family="table-column">
      <style:table-column-properties fo:break-before="auto" style:column-width="97.65pt"/>
    </style:style>
    <style:style style:name="co13" style:family="table-column">
      <style:table-column-properties fo:break-before="auto" style:column-width="89.6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予算シート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家計簿">
      <style:table-properties table:display="true" style:writing-mode="lr-tb"/>
    </style:style>
    <style:style style:name="ta4" style:family="table" style:master-page-name="PageStyle_5f_積み立て">
      <style:table-properties table:display="true" style:writing-mode="lr-tb"/>
    </style:style>
    <style:style style:name="ta5" style:family="table" style:master-page-name="PageStyle_5f_品目ごとの集計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Meiryo" fo:font-size="11pt" fo:font-style="normal" fo:text-shadow="none" style:text-underline-style="none" fo:font-weight="bold" style:font-size-asian="11pt" style:font-style-asian="normal" style:font-weight-asian="bold" style:font-name-complex="Meiryo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eiryo" fo:font-size="11pt" fo:font-style="normal" fo:text-shadow="none" style:text-underline-style="none" fo:font-weight="normal" style:font-size-asian="11pt" style:font-style-asian="normal" style:font-weight-asian="normal" style:font-name-complex="Meiryo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Meiryo" fo:font-size="11pt" fo:font-style="normal" fo:text-shadow="none" style:text-underline-style="none" fo:font-weight="normal" style:font-size-asian="11pt" style:font-style-asian="normal" style:font-weight-asian="normal" style:font-name-complex="Meiryo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Meiryo" fo:font-size="11pt" fo:font-style="normal" fo:text-shadow="none" style:text-underline-style="none" fo:font-weight="bold" style:font-size-asian="11pt" style:font-style-asian="normal" style:font-weight-asian="bold" style:font-name-complex="Meiryo" style:font-size-complex="11pt" style:font-style-complex="normal" style:font-weight-complex="bold"/>
    </style:style>
    <style:style style:name="ce11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Meiryo" fo:font-size="11pt" fo:font-style="normal" fo:text-shadow="none" style:text-underline-style="none" fo:font-weight="normal" style:font-size-asian="11pt" style:font-style-asian="normal" style:font-weight-asian="normal" style:font-name-complex="Meiryo" style:font-size-complex="11pt" style:font-style-complex="normal" style:font-weight-complex="normal"/>
    </style:style>
    <style:style style:name="ce13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Meiryo" fo:font-size="11pt" fo:font-style="normal" fo:text-shadow="none" style:text-underline-style="none" fo:font-weight="bold" style:font-size-asian="11pt" style:font-style-asian="normal" style:font-weight-asian="bold" style:font-name-complex="Meiryo" style:font-size-complex="11pt" style:font-style-complex="normal" style:font-weight-complex="bold"/>
    </style:style>
    <style:style style:name="ce14" style:family="table-cell" style:parent-style-name="Default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Meiryo" fo:font-size="11pt" fo:font-style="normal" fo:text-shadow="none" style:text-underline-style="none" fo:font-weight="bold" style:font-size-asian="11pt" style:font-style-asian="normal" style:font-weight-asian="bold" style:font-name-complex="Meiryo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99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3">
      <style:table-cell-properties fo:background-color="#99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0,100000000)" table:allow-empty-cell="true" table:base-cell-address="予算シート.C2"/>
        <table:content-validation table:name="val2" table:condition="of:cell-content-is-in-list(&quot;202005&quot;;&quot;202006&quot;;&quot;202007&quot;;&quot;202008&quot;;&quot;202009&quot;)" table:allow-empty-cell="true" table:display-list="unsorted" table:base-cell-address="家計簿.A2"/>
        <table:content-validation table:name="val3" table:condition="of:cell-content-is-in-list(&quot;日用品&quot;;&quot;食費&quot;;&quot;家賃&quot;;&quot;光熱費&quot;;&quot;貯蓄&quot;;&quot;とら&quot;)" table:allow-empty-cell="true" table:display-list="unsorted" table:base-cell-address="品目ごとの集計.A2"/>
      </table:content-validations>
      <table:table table:name="予算シート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対象月</text:p>
          </table:table-cell>
          <table:table-cell table:style-name="ce1" office:value-type="string" calcext:value-type="string">
            <text:p>ジャンル</text:p>
          </table:table-cell>
          <table:table-cell table:style-name="ce1" office:value-type="string" calcext:value-type="string">
            <text:p>予算額</text:p>
          </table:table-cell>
          <table:table-cell table:number-columns-repeated="1021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2" office:value-type="string" calcext:value-type="string">
            <text:p>日用品</text:p>
          </table:table-cell>
          <table:table-cell table:style-name="ce3" table:content-validation-name="val1" office:value-type="float" office:value="5000" calcext:value-type="float">
            <text:p>5,000</text:p>
          </table:table-cell>
          <table:table-cell table:number-columns-repeated="1021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2" office:value-type="string" calcext:value-type="string">
            <text:p>食費</text:p>
          </table:table-cell>
          <table:table-cell table:style-name="ce3" table:content-validation-name="val1" office:value-type="float" office:value="25000" calcext:value-type="float">
            <text:p>25,000</text:p>
          </table:table-cell>
          <table:table-cell table:number-columns-repeated="1021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2" office:value-type="string" calcext:value-type="string">
            <text:p>家賃</text:p>
          </table:table-cell>
          <table:table-cell table:style-name="ce3" table:content-validation-name="val1" office:value-type="float" office:value="140000" calcext:value-type="float">
            <text:p>140,000</text:p>
          </table:table-cell>
          <table:table-cell table:number-columns-repeated="1021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2" office:value-type="string" calcext:value-type="string">
            <text:p>光熱費</text:p>
          </table:table-cell>
          <table:table-cell table:style-name="ce3" table:content-validation-name="val1" office:value-type="float" office:value="10000" calcext:value-type="float">
            <text:p>10,000</text:p>
          </table:table-cell>
          <table:table-cell table:number-columns-repeated="1021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2" office:value-type="string" calcext:value-type="string">
            <text:p>貯蓄</text:p>
          </table:table-cell>
          <table:table-cell table:style-name="ce3" table:content-validation-name="val1" office:value-type="float" office:value="20000" calcext:value-type="float">
            <text:p>20,000</text:p>
          </table:table-cell>
          <table:table-cell table:number-columns-repeated="1021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2" office:value-type="string" calcext:value-type="string">
            <text:p>とら</text:p>
          </table:table-cell>
          <table:table-cell table:style-name="ce3" table:content-validation-name="val1" office:value-type="float" office:value="10000" calcext:value-type="float">
            <text:p>10,000</text:p>
          </table:table-cell>
          <table:table-cell table:style-name="ce4" table:content-validation-name="val1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4" table:content-validation-name="val1" table:number-columns-repeated="2"/>
          <table:table-cell table:number-columns-repeated="1020"/>
        </table:table-row>
        <table:table-row table:style-name="ro1" table:number-rows-repeated="989">
          <table:table-cell table:number-columns-repeated="3"/>
          <table:table-cell table:style-name="ce4" table:content-validation-name="val1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1015" table:default-cell-style-name="Default"/>
        <table:table-row table:style-name="ro1">
          <table:table-cell table:style-name="ce5" office:value-type="string" calcext:value-type="string">
            <text:p>月</text:p>
          </table:table-cell>
          <table:table-cell table:style-name="ce5" office:value-type="string" calcext:value-type="string">
            <text:p>日</text:p>
          </table:table-cell>
          <table:table-cell table:style-name="ce5" office:value-type="string" calcext:value-type="string">
            <text:p>カテゴリ</text:p>
          </table:table-cell>
          <table:table-cell table:style-name="ce5" office:value-type="string" calcext:value-type="string">
            <text:p>品目</text:p>
          </table:table-cell>
          <table:table-cell table:style-name="ce10" office:value-type="string" calcext:value-type="string">
            <text:p>金額</text:p>
          </table:table-cell>
          <table:table-cell table:style-name="ce5" office:value-type="string" calcext:value-type="string">
            <text:p>店名</text:p>
          </table:table-cell>
          <table:table-cell table:style-name="ce5" office:value-type="string" calcext:value-type="string">
            <text:p>備考(csv)</text:p>
          </table:table-cell>
          <table:table-cell table:style-name="ce5" office:value-type="string" calcext:value-type="string">
            <text:p>備考(手入力)</text:p>
          </table:table-cell>
          <table:table-cell table:style-name="ce5" office:value-type="string" calcext:value-type="string">
            <text:p>isImport</text:p>
          </table:table-cell>
          <table:table-cell table:style-name="ce6" table:number-columns-repeated="19"/>
          <table:table-cell table:number-columns-repeated="996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7" office:value-type="date" office:date-value="2020-05-03" calcext:value-type="date">
            <text:p>05/03</text:p>
          </table:table-cell>
          <table:table-cell table:style-name="ce2" office:value-type="string" calcext:value-type="string">
            <text:p>食費</text:p>
          </table:table-cell>
          <table:table-cell table:style-name="ce4"/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6" table:number-columns-repeated="13"/>
          <table:table-cell table:number-columns-repeated="996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7" office:value-type="date" office:date-value="2020-05-03" calcext:value-type="date">
            <text:p>05/03</text:p>
          </table:table-cell>
          <table:table-cell table:style-name="ce2" office:value-type="string" calcext:value-type="string">
            <text:p>食費</text:p>
          </table:table-cell>
          <table:table-cell table:style-name="ce2" office:value-type="string" calcext:value-type="string">
            <text:p>本本マグロ赤身(養殖</text:p>
          </table:table-cell>
          <table:table-cell table:style-name="ce3" office:value-type="float" office:value="925" calcext:value-type="float">
            <text:p>925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6" table:number-columns-repeated="13"/>
          <table:table-cell table:number-columns-repeated="996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7" office:value-type="date" office:date-value="2020-05-03" calcext:value-type="date">
            <text:p>05/03</text:p>
          </table:table-cell>
          <table:table-cell table:style-name="ce2" office:value-type="string" calcext:value-type="string">
            <text:p>食費</text:p>
          </table:table-cell>
          <table:table-cell table:style-name="ce2" office:value-type="string" calcext:value-type="string">
            <text:p>本神戸屋さっくり食</text:p>
          </table:table-cell>
          <table:table-cell table:style-name="ce3" office:value-type="float" office:value="278" calcext:value-type="float">
            <text:p>278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6" table:number-columns-repeated="13"/>
          <table:table-cell table:number-columns-repeated="996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7" office:value-type="date" office:date-value="2020-05-03" calcext:value-type="date">
            <text:p>05/03</text:p>
          </table:table-cell>
          <table:table-cell table:style-name="ce2" office:value-type="string" calcext:value-type="string">
            <text:p>食費</text:p>
          </table:table-cell>
          <table:table-cell table:style-name="ce2" office:value-type="string" calcext:value-type="string">
            <text:p>本藤井食品ゆずのま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6" table:number-columns-repeated="13"/>
          <table:table-cell table:number-columns-repeated="996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7" office:value-type="date" office:date-value="2020-05-03" calcext:value-type="date">
            <text:p>05/03</text:p>
          </table:table-cell>
          <table:table-cell table:style-name="ce2" office:value-type="string" calcext:value-type="string">
            <text:p>食費</text:p>
          </table:table-cell>
          <table:table-cell table:style-name="ce2" office:value-type="string" calcext:value-type="string">
            <text:p>本辻利宇治抹茶プリ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6" table:number-columns-repeated="13"/>
          <table:table-cell table:number-columns-repeated="996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7" office:value-type="date" office:date-value="2020-05-07" calcext:value-type="date">
            <text:p>05/07</text:p>
          </table:table-cell>
          <table:table-cell table:style-name="ce2" office:value-type="string" calcext:value-type="string">
            <text:p>食費</text:p>
          </table:table-cell>
          <table:table-cell table:style-name="ce2" office:value-type="string" calcext:value-type="string">
            <text:p>・・本神戸屋さっくり食</text:p>
          </table:table-cell>
          <table:table-cell table:style-name="ce3" office:value-type="float" office:value="278" calcext:value-type="float">
            <text:p>278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6" table:number-columns-repeated="13"/>
          <table:table-cell table:number-columns-repeated="996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7" office:value-type="date" office:date-value="2020-05-07" calcext:value-type="date">
            <text:p>05/07</text:p>
          </table:table-cell>
          <table:table-cell table:style-name="ce2" office:value-type="string" calcext:value-type="string">
            <text:p>食費</text:p>
          </table:table-cell>
          <table:table-cell table:style-name="ce2" office:value-type="string" calcext:value-type="string">
            <text:p>本藤井食品ゆずのま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6" table:number-columns-repeated="13"/>
          <table:table-cell table:number-columns-repeated="996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7" office:value-type="date" office:date-value="2020-05-07" calcext:value-type="date">
            <text:p>05/07</text:p>
          </table:table-cell>
          <table:table-cell table:style-name="ce2" office:value-type="string" calcext:value-type="string">
            <text:p>食費</text:p>
          </table:table-cell>
          <table:table-cell table:style-name="ce2" office:value-type="string" calcext:value-type="string">
            <text:p>、本辻利宇治抹茶プリ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6" table:number-columns-repeated="13"/>
          <table:table-cell table:number-columns-repeated="996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7" office:value-type="date" office:date-value="2020-05-08" calcext:value-type="date">
            <text:p>05/08</text:p>
          </table:table-cell>
          <table:table-cell table:style-name="ce2" office:value-type="string" calcext:value-type="string">
            <text:p>家賃</text:p>
          </table:table-cell>
          <table:table-cell/>
          <table:table-cell table:style-name="ce3" office:value-type="float" office:value="140000" calcext:value-type="float">
            <text:p>140,000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6" table:number-columns-repeated="13"/>
          <table:table-cell table:number-columns-repeated="996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7" office:value-type="date" office:date-value="2020-05-08" calcext:value-type="date">
            <text:p>05/08</text:p>
          </table:table-cell>
          <table:table-cell table:style-name="ce2" office:value-type="string" calcext:value-type="string">
            <text:p>日用品</text:p>
          </table:table-cell>
          <table:table-cell table:style-name="ce4"/>
          <table:table-cell table:style-name="ce3" office:value-type="float" office:value="500" calcext:value-type="float">
            <text:p>500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6" table:number-columns-repeated="13"/>
          <table:table-cell table:number-columns-repeated="996"/>
        </table:table-row>
        <table:table-row table:style-name="ro1">
          <table:table-cell/>
          <table:table-cell table:style-name="ce8"/>
          <table:table-cell table:number-columns-repeated="2"/>
          <table:table-cell table:style-name="ce11"/>
          <table:table-cell table:number-columns-repeated="4"/>
          <table:table-cell table:style-name="ce6" table:number-columns-repeated="19"/>
          <table:table-cell table:number-columns-repeated="996"/>
        </table:table-row>
        <table:table-row table:style-name="ro1" table:number-rows-repeated="975">
          <table:table-cell table:style-name="ce6"/>
          <table:table-cell table:style-name="ce9"/>
          <table:table-cell table:style-name="ce6" table:number-columns-repeated="2"/>
          <table:table-cell table:style-name="ce12"/>
          <table:table-cell table:style-name="ce6" table:number-columns-repeated="23"/>
          <table:table-cell table:number-columns-repeated="996"/>
        </table:table-row>
        <table:table-row table:style-name="ro2" table:number-rows-repeated="104758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予算シート.$A$1" table:cell-range-address="$data.$A$1:.$H$11"/>
        </table:named-expressions>
      </table:table>
      <table:table table:name="家計簿" table:style-name="ta3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>
          <table:table-cell table:style-name="ce13" office:value-type="string" calcext:value-type="string">
            <text:p>対象月</text:p>
          </table:table-cell>
          <table:table-cell table:number-columns-repeated="1023"/>
        </table:table-row>
        <table:table-row table:style-name="ro1">
          <table:table-cell table:style-name="ce2" table:content-validation-name="val2" office:value-type="float" office:value="202005" calcext:value-type="float">
            <text:p>202005</text:p>
          </table:table-cell>
          <table:table-cell/>
          <table:table-cell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4" office:value-type="string" calcext:value-type="string">
            <text:p>カテゴリ</text:p>
          </table:table-cell>
          <table:table-cell table:style-name="ce14" office:value-type="string" calcext:value-type="string">
            <text:p>予算額</text:p>
          </table:table-cell>
          <table:table-cell table:style-name="ce14" office:value-type="string" calcext:value-type="string">
            <text:p>使用額</text:p>
          </table:table-cell>
          <table:table-cell table:style-name="ce14" office:value-type="string" calcext:value-type="string">
            <text:p>残り使える金額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日用品</text:p>
          </table:table-cell>
          <table:table-cell table:style-name="ce11" table:formula="of:=SUMIFS([$予算シート.$C$1:.$C$1048576];[$予算シート.$B$1:.$B$1048576];[.A5];[$予算シート.$A$1:.$A$1048576];[.$A$2])" office:value-type="float" office:value="5000" calcext:value-type="float">
            <text:p>5,000</text:p>
          </table:table-cell>
          <table:table-cell table:style-name="ce11" table:formula="of:=SUMIFS([$data.$E$1:.$E$1048576];[$data.$C$1:.$C$1048576];[.A5];[$data.$A$1:.$A$1048576];[.$A$2])" office:value-type="float" office:value="500" calcext:value-type="float">
            <text:p>500</text:p>
          </table:table-cell>
          <table:table-cell table:style-name="ce11" table:formula="of:=[.$B5] - [.$C5]" office:value-type="float" office:value="4500" calcext:value-type="float">
            <text:p>4,5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食費</text:p>
          </table:table-cell>
          <table:table-cell table:style-name="ce11" table:formula="of:=SUMIFS([$予算シート.$C$1:.$C$1048576];[$予算シート.$B$1:.$B$1048576];[.A6];[$予算シート.$A$1:.$A$1048576];[.$A$2])" office:value-type="float" office:value="25000" calcext:value-type="float">
            <text:p>25,000</text:p>
          </table:table-cell>
          <table:table-cell table:style-name="ce11" table:formula="of:=SUMIFS([$data.$E$1:.$E$1048576];[$data.$C$1:.$C$1048576];[.A6];[$data.$A$1:.$A$1048576];[.$A$2])" office:value-type="float" office:value="2277" calcext:value-type="float">
            <text:p>2,277</text:p>
          </table:table-cell>
          <table:table-cell table:style-name="ce11" table:formula="of:=[.$B6] - [.$C6]" office:value-type="float" office:value="22723" calcext:value-type="float">
            <text:p>22,7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光熱費</text:p>
          </table:table-cell>
          <table:table-cell table:style-name="ce11" table:formula="of:=SUMIFS([$予算シート.$C$1:.$C$1048576];[$予算シート.$B$1:.$B$1048576];[.A7];[$予算シート.$A$1:.$A$1048576];[.$A$2])" office:value-type="float" office:value="10000" calcext:value-type="float">
            <text:p>10,000</text:p>
          </table:table-cell>
          <table:table-cell table:style-name="ce11" table:formula="of:=SUMIFS([$data.$E$1:.$E$1048576];[$data.$C$1:.$C$1048576];[.A7];[$data.$A$1:.$A$1048576];[.$A$2])" office:value-type="float" office:value="0" calcext:value-type="float">
            <text:p>0</text:p>
          </table:table-cell>
          <table:table-cell table:style-name="ce11" table:formula="of:=[.$B7] - [.$C7]" office:value-type="float" office:value="10000" calcext:value-type="float">
            <text:p>10,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とら</text:p>
          </table:table-cell>
          <table:table-cell table:style-name="ce11" table:formula="of:=SUMIFS([$予算シート.$C$1:.$C$1048576];[$予算シート.$B$1:.$B$1048576];[.A8];[$予算シート.$A$1:.$A$1048576];[.$A$2])" office:value-type="float" office:value="10000" calcext:value-type="float">
            <text:p>10,000</text:p>
          </table:table-cell>
          <table:table-cell table:style-name="ce11" table:formula="of:=SUMIFS([$data.$E$1:.$E$1048576];[$data.$C$1:.$C$1048576];[.A8];[$data.$A$1:.$A$1048576];[.$A$2])" office:value-type="float" office:value="0" calcext:value-type="float">
            <text:p>0</text:p>
          </table:table-cell>
          <table:table-cell table:style-name="ce11" table:formula="of:=[.$B8] - [.$C8]" office:value-type="float" office:value="10000" calcext:value-type="float">
            <text:p>10,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家賃</text:p>
          </table:table-cell>
          <table:table-cell table:style-name="ce11" table:formula="of:=SUMIFS([$予算シート.$C$1:.$C$1048576];[$予算シート.$B$1:.$B$1048576];[.A9];[$予算シート.$A$1:.$A$1048576];[.$A$2])" office:value-type="float" office:value="140000" calcext:value-type="float">
            <text:p>140,000</text:p>
          </table:table-cell>
          <table:table-cell table:style-name="ce11" table:formula="of:=SUMIFS([$data.$E$1:.$E$1048576];[$data.$C$1:.$C$1048576];[.A9];[$data.$A$1:.$A$1048576];[.$A$2])" office:value-type="float" office:value="140000" calcext:value-type="float">
            <text:p>140,000</text:p>
          </table:table-cell>
          <table:table-cell table:style-name="ce11" table:formula="of:=[.$B9] - [.$C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貯蓄</text:p>
          </table:table-cell>
          <table:table-cell table:style-name="ce11" table:formula="of:=SUMIFS([$予算シート.$C$1:.$C$1048576];[$予算シート.$B$1:.$B$1048576];[.A10];[$予算シート.$A$1:.$A$1048576];[.$A$2])" office:value-type="float" office:value="20000" calcext:value-type="float">
            <text:p>20,000</text:p>
          </table:table-cell>
          <table:table-cell table:style-name="ce11" table:formula="of:=SUMIFS([$data.$E$1:.$E$1048576];[$data.$C$1:.$C$1048576];[.A10];[$data.$A$1:.$A$1048576];[.$A$2])" office:value-type="float" office:value="0" calcext:value-type="float">
            <text:p>0</text:p>
          </table:table-cell>
          <table:table-cell table:style-name="ce11" table:formula="of:=[.$B10] - [.$C10]" office:value-type="float" office:value="20000" calcext:value-type="float">
            <text:p>20,000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5" office:value-type="string" calcext:value-type="string">
            <text:p>合計</text:p>
          </table:table-cell>
          <table:table-cell table:style-name="ce16" table:formula="of:=SUM([.B5:.B10])" office:value-type="float" office:value="210000" calcext:value-type="float">
            <text:p>210,000</text:p>
          </table:table-cell>
          <table:table-cell table:style-name="ce16" table:formula="of:=SUM([.C5:.C10])" office:value-type="float" office:value="142777" calcext:value-type="float">
            <text:p>142,777</text:p>
          </table:table-cell>
          <table:table-cell table:style-name="ce16" table:formula="of:=SUM([.D5:.D10])" office:value-type="float" office:value="67223" calcext:value-type="float">
            <text:p>67,223</text:p>
          </table:table-cell>
          <table:table-cell table:number-columns-repeated="1020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>
            <draw:frame table:end-cell-address="家計簿.F35" table:end-x="78.15pt" table:end-y="11.96pt" draw:z-index="0" draw:name="Chart 1" draw:style-name="gr1" draw:text-style-name="P1" svg:width="526.48pt" svg:height="325.47pt" svg:x="0pt" svg:y="1.5pt">
              <draw:object draw:notify-on-update-of-ranges="家計簿.A5:家計簿.A8 家計簿.C4:家計簿.C4 家計簿.C5:家計簿.C8 家計簿.D4:家計簿.D4 家計簿.D5:家計簿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積み立て" table:style-name="ta4">
        <table:table-column table:style-name="co1" table:number-columns-repeated="1024" table:default-cell-style-name="Default"/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積み立て合計</text:p>
          </table:table-cell>
          <table:table-cell table:style-name="ce16" table:formula="of:=SUM([.$D$1:.$D$1048576])" office:value-type="float" office:value="67223" calcext:value-type="float">
            <text:p>67,223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table:style-name="ce11" table:number-columns-repeated="3"/>
          <table:table-cell>
            <draw:frame table:end-cell-address="積み立て.K23" table:end-x="68.09pt" table:end-y="14.23pt" draw:z-index="0" draw:name="Chart 2" draw:style-name="gr1" draw:text-style-name="P1" svg:width="473.98pt" svg:height="328.48pt" svg:x="75pt" svg:y="0.74pt">
              <draw:object draw:notify-on-update-of-ranges="積み立て.A6:積み立て.A1000 積み立て.D1:積み立て.D5 積み立て.D6:積み立て.D10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8" office:value-type="string" calcext:value-type="string">
            <text:p>月</text:p>
          </table:table-cell>
          <table:table-cell table:style-name="ce19" office:value-type="string" calcext:value-type="string">
            <text:p>予算額</text:p>
          </table:table-cell>
          <table:table-cell table:style-name="ce19" office:value-type="string" calcext:value-type="string">
            <text:p>使った額</text:p>
          </table:table-cell>
          <table:table-cell table:style-name="ce19" office:value-type="string" calcext:value-type="string">
            <text:p>積み立て額</text:p>
          </table:table-cell>
          <table:table-cell table:number-columns-repeated="1020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11" table:formula="of:=SUMIFS([$予算シート.$C$1:.$C$1048576];[$予算シート.$A$1:.$A$1048576];[.$A6])" office:value-type="float" office:value="210000" calcext:value-type="float">
            <text:p>210,000</text:p>
          </table:table-cell>
          <table:table-cell table:style-name="ce11" table:formula="of:=SUMIFS([$data.$E$1:.$E$1048576];[$data.$A$1:.$A$1048576];[.$A6])" office:value-type="float" office:value="142777" calcext:value-type="float">
            <text:p>142,777</text:p>
          </table:table-cell>
          <table:table-cell table:style-name="ce11" table:formula="of:=[.$B6] - [.$C6]" office:value-type="float" office:value="67223" calcext:value-type="float">
            <text:p>67,223</text:p>
          </table:table-cell>
          <table:table-cell table:number-columns-repeated="1020"/>
        </table:table-row>
        <table:table-row table:style-name="ro1">
          <table:table-cell table:style-name="ce2" office:value-type="float" office:value="202006" calcext:value-type="float">
            <text:p>202006</text:p>
          </table:table-cell>
          <table:table-cell table:style-name="ce11" table:formula="of:=SUMIFS([$予算シート.$C$1:.$C$1048576];[$予算シート.$A$1:.$A$1048576];[.$A7])" office:value-type="float" office:value="0" calcext:value-type="float">
            <text:p>0</text:p>
          </table:table-cell>
          <table:table-cell table:style-name="ce11" table:formula="of:=SUMIFS([$data.$E$1:.$E$1048576];[$data.$A$1:.$A$1048576];[.$A7])" office:value-type="float" office:value="0" calcext:value-type="float">
            <text:p>0</text:p>
          </table:table-cell>
          <table:table-cell table:style-name="ce11" table:formula="of:=[.$B7] - [.$C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007" calcext:value-type="float">
            <text:p>202007</text:p>
          </table:table-cell>
          <table:table-cell table:style-name="ce11" table:formula="of:=SUMIFS([$予算シート.$C$1:.$C$1048576];[$予算シート.$A$1:.$A$1048576];[.$A8])" office:value-type="float" office:value="0" calcext:value-type="float">
            <text:p>0</text:p>
          </table:table-cell>
          <table:table-cell table:style-name="ce11" table:formula="of:=SUMIFS([$data.$E$1:.$E$1048576];[$data.$A$1:.$A$1048576];[.$A8])" office:value-type="float" office:value="0" calcext:value-type="float">
            <text:p>0</text:p>
          </table:table-cell>
          <table:table-cell table:style-name="ce11" table:formula="of:=[.$B8] - [.$C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008" calcext:value-type="float">
            <text:p>202008</text:p>
          </table:table-cell>
          <table:table-cell table:style-name="ce11" table:formula="of:=SUMIFS([$予算シート.$C$1:.$C$1048576];[$予算シート.$A$1:.$A$1048576];[.$A9])" office:value-type="float" office:value="0" calcext:value-type="float">
            <text:p>0</text:p>
          </table:table-cell>
          <table:table-cell table:style-name="ce11" table:formula="of:=SUMIFS([$data.$E$1:.$E$1048576];[$data.$A$1:.$A$1048576];[.$A9])" office:value-type="float" office:value="0" calcext:value-type="float">
            <text:p>0</text:p>
          </table:table-cell>
          <table:table-cell table:style-name="ce11" table:formula="of:=[.$B9] - [.$C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009" calcext:value-type="float">
            <text:p>202009</text:p>
          </table:table-cell>
          <table:table-cell table:style-name="ce11" table:formula="of:=SUMIFS([$予算シート.$C$1:.$C$1048576];[$予算シート.$A$1:.$A$1048576];[.$A10])" office:value-type="float" office:value="0" calcext:value-type="float">
            <text:p>0</text:p>
          </table:table-cell>
          <table:table-cell table:style-name="ce11" table:formula="of:=SUMIFS([$data.$E$1:.$E$1048576];[$data.$A$1:.$A$1048576];[.$A10])" office:value-type="float" office:value="0" calcext:value-type="float">
            <text:p>0</text:p>
          </table:table-cell>
          <table:table-cell table:style-name="ce11" table:formula="of:=[.$B10] - [.$C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010" calcext:value-type="float">
            <text:p>202010</text:p>
          </table:table-cell>
          <table:table-cell table:style-name="ce11" table:formula="of:=SUMIFS([$予算シート.$C$1:.$C$1048576];[$予算シート.$A$1:.$A$1048576];[.$A11])" office:value-type="float" office:value="0" calcext:value-type="float">
            <text:p>0</text:p>
          </table:table-cell>
          <table:table-cell table:style-name="ce11" table:formula="of:=SUMIFS([$data.$E$1:.$E$1048576];[$data.$A$1:.$A$1048576];[.$A11])" office:value-type="float" office:value="0" calcext:value-type="float">
            <text:p>0</text:p>
          </table:table-cell>
          <table:table-cell table:style-name="ce11" table:formula="of:=[.$B11] - [.$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011" calcext:value-type="float">
            <text:p>202011</text:p>
          </table:table-cell>
          <table:table-cell table:style-name="ce11" table:formula="of:=SUMIFS([$予算シート.$C$1:.$C$1048576];[$予算シート.$A$1:.$A$1048576];[.$A12])" office:value-type="float" office:value="0" calcext:value-type="float">
            <text:p>0</text:p>
          </table:table-cell>
          <table:table-cell table:style-name="ce11" table:formula="of:=SUMIFS([$data.$E$1:.$E$1048576];[$data.$A$1:.$A$1048576];[.$A12])" office:value-type="float" office:value="0" calcext:value-type="float">
            <text:p>0</text:p>
          </table:table-cell>
          <table:table-cell table:style-name="ce11" table:formula="of:=[.$B12] - [.$C1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012" calcext:value-type="float">
            <text:p>202012</text:p>
          </table:table-cell>
          <table:table-cell table:style-name="ce11" table:formula="of:=SUMIFS([$予算シート.$C$1:.$C$1048576];[$予算シート.$A$1:.$A$1048576];[.$A13])" office:value-type="float" office:value="0" calcext:value-type="float">
            <text:p>0</text:p>
          </table:table-cell>
          <table:table-cell table:style-name="ce11" table:formula="of:=SUMIFS([$data.$E$1:.$E$1048576];[$data.$A$1:.$A$1048576];[.$A13])" office:value-type="float" office:value="0" calcext:value-type="float">
            <text:p>0</text:p>
          </table:table-cell>
          <table:table-cell table:style-name="ce11" table:formula="of:=[.$B13] - [.$C1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1" calcext:value-type="float">
            <text:p>202101</text:p>
          </table:table-cell>
          <table:table-cell table:style-name="ce11" table:formula="of:=SUMIFS([$予算シート.$C$1:.$C$1048576];[$予算シート.$A$1:.$A$1048576];[.$A14])" office:value-type="float" office:value="0" calcext:value-type="float">
            <text:p>0</text:p>
          </table:table-cell>
          <table:table-cell table:style-name="ce11" table:formula="of:=SUMIFS([$data.$E$1:.$E$1048576];[$data.$A$1:.$A$1048576];[.$A14])" office:value-type="float" office:value="0" calcext:value-type="float">
            <text:p>0</text:p>
          </table:table-cell>
          <table:table-cell table:style-name="ce11" table:formula="of:=[.$B14] - [.$C1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2" calcext:value-type="float">
            <text:p>202102</text:p>
          </table:table-cell>
          <table:table-cell table:style-name="ce11" table:formula="of:=SUMIFS([$予算シート.$C$1:.$C$1048576];[$予算シート.$A$1:.$A$1048576];[.$A15])" office:value-type="float" office:value="0" calcext:value-type="float">
            <text:p>0</text:p>
          </table:table-cell>
          <table:table-cell table:style-name="ce11" table:formula="of:=SUMIFS([$data.$E$1:.$E$1048576];[$data.$A$1:.$A$1048576];[.$A15])" office:value-type="float" office:value="0" calcext:value-type="float">
            <text:p>0</text:p>
          </table:table-cell>
          <table:table-cell table:style-name="ce11" table:formula="of:=[.$B15] - [.$C1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3" calcext:value-type="float">
            <text:p>202103</text:p>
          </table:table-cell>
          <table:table-cell table:style-name="ce11" table:formula="of:=SUMIFS([$予算シート.$C$1:.$C$1048576];[$予算シート.$A$1:.$A$1048576];[.$A16])" office:value-type="float" office:value="0" calcext:value-type="float">
            <text:p>0</text:p>
          </table:table-cell>
          <table:table-cell table:style-name="ce11" table:formula="of:=SUMIFS([$data.$E$1:.$E$1048576];[$data.$A$1:.$A$1048576];[.$A16])" office:value-type="float" office:value="0" calcext:value-type="float">
            <text:p>0</text:p>
          </table:table-cell>
          <table:table-cell table:style-name="ce11" table:formula="of:=[.$B16] - [.$C1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4" calcext:value-type="float">
            <text:p>202104</text:p>
          </table:table-cell>
          <table:table-cell table:style-name="ce11" table:formula="of:=SUMIFS([$予算シート.$C$1:.$C$1048576];[$予算シート.$A$1:.$A$1048576];[.$A17])" office:value-type="float" office:value="0" calcext:value-type="float">
            <text:p>0</text:p>
          </table:table-cell>
          <table:table-cell table:style-name="ce11" table:formula="of:=SUMIFS([$data.$E$1:.$E$1048576];[$data.$A$1:.$A$1048576];[.$A17])" office:value-type="float" office:value="0" calcext:value-type="float">
            <text:p>0</text:p>
          </table:table-cell>
          <table:table-cell table:style-name="ce11" table:formula="of:=[.$B17] - [.$C1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5" calcext:value-type="float">
            <text:p>202105</text:p>
          </table:table-cell>
          <table:table-cell table:style-name="ce11" table:formula="of:=SUMIFS([$予算シート.$C$1:.$C$1048576];[$予算シート.$A$1:.$A$1048576];[.$A18])" office:value-type="float" office:value="0" calcext:value-type="float">
            <text:p>0</text:p>
          </table:table-cell>
          <table:table-cell table:style-name="ce11" table:formula="of:=SUMIFS([$data.$E$1:.$E$1048576];[$data.$A$1:.$A$1048576];[.$A18])" office:value-type="float" office:value="0" calcext:value-type="float">
            <text:p>0</text:p>
          </table:table-cell>
          <table:table-cell table:style-name="ce11" table:formula="of:=[.$B18] - [.$C1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6" calcext:value-type="float">
            <text:p>202106</text:p>
          </table:table-cell>
          <table:table-cell table:style-name="ce11" table:formula="of:=SUMIFS([$予算シート.$C$1:.$C$1048576];[$予算シート.$A$1:.$A$1048576];[.$A19])" office:value-type="float" office:value="0" calcext:value-type="float">
            <text:p>0</text:p>
          </table:table-cell>
          <table:table-cell table:style-name="ce11" table:formula="of:=SUMIFS([$data.$E$1:.$E$1048576];[$data.$A$1:.$A$1048576];[.$A19])" office:value-type="float" office:value="0" calcext:value-type="float">
            <text:p>0</text:p>
          </table:table-cell>
          <table:table-cell table:style-name="ce11" table:formula="of:=[.$B19] - [.$C1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7" calcext:value-type="float">
            <text:p>202107</text:p>
          </table:table-cell>
          <table:table-cell table:style-name="ce11" table:formula="of:=SUMIFS([$予算シート.$C$1:.$C$1048576];[$予算シート.$A$1:.$A$1048576];[.$A20])" office:value-type="float" office:value="0" calcext:value-type="float">
            <text:p>0</text:p>
          </table:table-cell>
          <table:table-cell table:style-name="ce11" table:formula="of:=SUMIFS([$data.$E$1:.$E$1048576];[$data.$A$1:.$A$1048576];[.$A20])" office:value-type="float" office:value="0" calcext:value-type="float">
            <text:p>0</text:p>
          </table:table-cell>
          <table:table-cell table:style-name="ce11" table:formula="of:=[.$B20] - [.$C2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8" calcext:value-type="float">
            <text:p>202108</text:p>
          </table:table-cell>
          <table:table-cell table:style-name="ce11" table:formula="of:=SUMIFS([$予算シート.$C$1:.$C$1048576];[$予算シート.$A$1:.$A$1048576];[.$A21])" office:value-type="float" office:value="0" calcext:value-type="float">
            <text:p>0</text:p>
          </table:table-cell>
          <table:table-cell table:style-name="ce11" table:formula="of:=SUMIFS([$data.$E$1:.$E$1048576];[$data.$A$1:.$A$1048576];[.$A21])" office:value-type="float" office:value="0" calcext:value-type="float">
            <text:p>0</text:p>
          </table:table-cell>
          <table:table-cell table:style-name="ce11" table:formula="of:=[.$B21] - [.$C21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979">
          <table:table-cell/>
          <table:table-cell table:style-name="ce11" table:number-columns-repeated="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予算シート.$A$1" table:cell-range-address="$積み立て.$A$5:.$D$21"/>
        </table:named-expressions>
      </table:table>
      <table:table table:name="品目ごとの集計" table:style-name="ta5">
        <table:table-column table:style-name="co1" table:number-columns-repeated="1024" table:default-cell-style-name="Default"/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20" table:content-validation-name="val3" office:value-type="string" calcext:value-type="string">
            <text:p>日用品</text:p>
          </table:table-cell>
          <table:table-cell table:style-name="ce21" office:value-type="string" calcext:value-type="string">
            <text:p>予算額</text:p>
          </table:table-cell>
          <table:table-cell table:style-name="ce21" office:value-type="string" calcext:value-type="string">
            <text:p>使った額</text:p>
          </table:table-cell>
          <table:table-cell table:style-name="ce21" office:value-type="string" calcext:value-type="string">
            <text:p>余剰額</text:p>
          </table:table-cell>
          <table:table-cell table:number-columns-repeated="1020"/>
        </table:table-row>
        <table:table-row table:style-name="ro1">
          <table:table-cell table:style-name="ce2" office:value-type="float" office:value="202005" calcext:value-type="float">
            <text:p>202005</text:p>
          </table:table-cell>
          <table:table-cell table:style-name="ce11" table:formula="of:=SUMIFS([$予算シート.$C$1:.$C$1048576];[$予算シート.$A$1:.$A$1048576];[.$A3];[$予算シート.$B$1:.$B$1048576];[.$A$2])" office:value-type="float" office:value="5000" calcext:value-type="float">
            <text:p>5,000</text:p>
          </table:table-cell>
          <table:table-cell table:style-name="ce11" table:formula="of:=SUMIFS([$data.$E$1:.$E$1048576];[$data.$A$1:.$A$1048576];[.$A3];[$data.$C$1:.$C$1048576];[.$A$2])" office:value-type="float" office:value="500" calcext:value-type="float">
            <text:p>500</text:p>
          </table:table-cell>
          <table:table-cell table:style-name="ce11" table:formula="of:=[.$B3] - [.$C3]" office:value-type="float" office:value="4500" calcext:value-type="float">
            <text:p>4,500</text:p>
          </table:table-cell>
          <table:table-cell table:number-columns-repeated="1020"/>
        </table:table-row>
        <table:table-row table:style-name="ro1">
          <table:table-cell table:style-name="ce2" office:value-type="float" office:value="202006" calcext:value-type="float">
            <text:p>202006</text:p>
          </table:table-cell>
          <table:table-cell table:style-name="ce11" table:formula="of:=SUMIFS([$予算シート.$C$1:.$C$1048576];[$予算シート.$A$1:.$A$1048576];[.$A4];[$予算シート.$B$1:.$B$1048576];[.$A$2])" office:value-type="float" office:value="0" calcext:value-type="float">
            <text:p>0</text:p>
          </table:table-cell>
          <table:table-cell table:style-name="ce11" table:formula="of:=SUMIFS([$data.$E$1:.$E$1048576];[$data.$A$1:.$A$1048576];[.$A4];[$data.$C$1:.$C$1048576];[.$A$2])" office:value-type="float" office:value="0" calcext:value-type="float">
            <text:p>0</text:p>
          </table:table-cell>
          <table:table-cell table:style-name="ce11" table:formula="of:=[.$B4] - [.$C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007" calcext:value-type="float">
            <text:p>202007</text:p>
          </table:table-cell>
          <table:table-cell table:style-name="ce11" table:formula="of:=SUMIFS([$予算シート.$C$1:.$C$1048576];[$予算シート.$A$1:.$A$1048576];[.$A5];[$予算シート.$B$1:.$B$1048576];[.$A$2])" office:value-type="float" office:value="0" calcext:value-type="float">
            <text:p>0</text:p>
          </table:table-cell>
          <table:table-cell table:style-name="ce11" table:formula="of:=SUMIFS([$data.$E$1:.$E$1048576];[$data.$A$1:.$A$1048576];[.$A5];[$data.$C$1:.$C$1048576];[.$A$2])" office:value-type="float" office:value="0" calcext:value-type="float">
            <text:p>0</text:p>
          </table:table-cell>
          <table:table-cell table:style-name="ce11" table:formula="of:=[.$B5] - [.$C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008" calcext:value-type="float">
            <text:p>202008</text:p>
          </table:table-cell>
          <table:table-cell table:style-name="ce11" table:formula="of:=SUMIFS([$予算シート.$C$1:.$C$1048576];[$予算シート.$A$1:.$A$1048576];[.$A6];[$予算シート.$B$1:.$B$1048576];[.$A$2])" office:value-type="float" office:value="0" calcext:value-type="float">
            <text:p>0</text:p>
          </table:table-cell>
          <table:table-cell table:style-name="ce11" table:formula="of:=SUMIFS([$data.$E$1:.$E$1048576];[$data.$A$1:.$A$1048576];[.$A6];[$data.$C$1:.$C$1048576];[.$A$2])" office:value-type="float" office:value="0" calcext:value-type="float">
            <text:p>0</text:p>
          </table:table-cell>
          <table:table-cell table:style-name="ce11" table:formula="of:=[.$B6] - [.$C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009" calcext:value-type="float">
            <text:p>202009</text:p>
          </table:table-cell>
          <table:table-cell table:style-name="ce11" table:formula="of:=SUMIFS([$予算シート.$C$1:.$C$1048576];[$予算シート.$A$1:.$A$1048576];[.$A7];[$予算シート.$B$1:.$B$1048576];[.$A$2])" office:value-type="float" office:value="0" calcext:value-type="float">
            <text:p>0</text:p>
          </table:table-cell>
          <table:table-cell table:style-name="ce11" table:formula="of:=SUMIFS([$data.$E$1:.$E$1048576];[$data.$A$1:.$A$1048576];[.$A7];[$data.$C$1:.$C$1048576];[.$A$2])" office:value-type="float" office:value="0" calcext:value-type="float">
            <text:p>0</text:p>
          </table:table-cell>
          <table:table-cell table:style-name="ce11" table:formula="of:=[.$B7] - [.$C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010" calcext:value-type="float">
            <text:p>202010</text:p>
          </table:table-cell>
          <table:table-cell table:style-name="ce11" table:formula="of:=SUMIFS([$予算シート.$C$1:.$C$1048576];[$予算シート.$A$1:.$A$1048576];[.$A8];[$予算シート.$B$1:.$B$1048576];[.$A$2])" office:value-type="float" office:value="0" calcext:value-type="float">
            <text:p>0</text:p>
          </table:table-cell>
          <table:table-cell table:style-name="ce11" table:formula="of:=SUMIFS([$data.$E$1:.$E$1048576];[$data.$A$1:.$A$1048576];[.$A8];[$data.$C$1:.$C$1048576];[.$A$2])" office:value-type="float" office:value="0" calcext:value-type="float">
            <text:p>0</text:p>
          </table:table-cell>
          <table:table-cell table:style-name="ce11" table:formula="of:=[.$B8] - [.$C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011" calcext:value-type="float">
            <text:p>202011</text:p>
          </table:table-cell>
          <table:table-cell table:style-name="ce11" table:formula="of:=SUMIFS([$予算シート.$C$1:.$C$1048576];[$予算シート.$A$1:.$A$1048576];[.$A9];[$予算シート.$B$1:.$B$1048576];[.$A$2])" office:value-type="float" office:value="0" calcext:value-type="float">
            <text:p>0</text:p>
          </table:table-cell>
          <table:table-cell table:style-name="ce11" table:formula="of:=SUMIFS([$data.$E$1:.$E$1048576];[$data.$A$1:.$A$1048576];[.$A9];[$data.$C$1:.$C$1048576];[.$A$2])" office:value-type="float" office:value="0" calcext:value-type="float">
            <text:p>0</text:p>
          </table:table-cell>
          <table:table-cell table:style-name="ce11" table:formula="of:=[.$B9] - [.$C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012" calcext:value-type="float">
            <text:p>202012</text:p>
          </table:table-cell>
          <table:table-cell table:style-name="ce11" table:formula="of:=SUMIFS([$予算シート.$C$1:.$C$1048576];[$予算シート.$A$1:.$A$1048576];[.$A10];[$予算シート.$B$1:.$B$1048576];[.$A$2])" office:value-type="float" office:value="0" calcext:value-type="float">
            <text:p>0</text:p>
          </table:table-cell>
          <table:table-cell table:style-name="ce11" table:formula="of:=SUMIFS([$data.$E$1:.$E$1048576];[$data.$A$1:.$A$1048576];[.$A10];[$data.$C$1:.$C$1048576];[.$A$2])" office:value-type="float" office:value="0" calcext:value-type="float">
            <text:p>0</text:p>
          </table:table-cell>
          <table:table-cell table:style-name="ce11" table:formula="of:=[.$B10] - [.$C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1" calcext:value-type="float">
            <text:p>202101</text:p>
          </table:table-cell>
          <table:table-cell table:style-name="ce11" table:formula="of:=SUMIFS([$予算シート.$C$1:.$C$1048576];[$予算シート.$A$1:.$A$1048576];[.$A11];[$予算シート.$B$1:.$B$1048576];[.$A$2])" office:value-type="float" office:value="0" calcext:value-type="float">
            <text:p>0</text:p>
          </table:table-cell>
          <table:table-cell table:style-name="ce11" table:formula="of:=SUMIFS([$data.$E$1:.$E$1048576];[$data.$A$1:.$A$1048576];[.$A11];[$data.$C$1:.$C$1048576];[.$A$2])" office:value-type="float" office:value="0" calcext:value-type="float">
            <text:p>0</text:p>
          </table:table-cell>
          <table:table-cell table:style-name="ce11" table:formula="of:=[.$B11] - [.$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2" calcext:value-type="float">
            <text:p>202102</text:p>
          </table:table-cell>
          <table:table-cell table:style-name="ce11" table:formula="of:=SUMIFS([$予算シート.$C$1:.$C$1048576];[$予算シート.$A$1:.$A$1048576];[.$A12];[$予算シート.$B$1:.$B$1048576];[.$A$2])" office:value-type="float" office:value="0" calcext:value-type="float">
            <text:p>0</text:p>
          </table:table-cell>
          <table:table-cell table:style-name="ce11" table:formula="of:=SUMIFS([$data.$E$1:.$E$1048576];[$data.$A$1:.$A$1048576];[.$A12];[$data.$C$1:.$C$1048576];[.$A$2])" office:value-type="float" office:value="0" calcext:value-type="float">
            <text:p>0</text:p>
          </table:table-cell>
          <table:table-cell table:style-name="ce11" table:formula="of:=[.$B12] - [.$C1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3" calcext:value-type="float">
            <text:p>202103</text:p>
          </table:table-cell>
          <table:table-cell table:style-name="ce11" table:formula="of:=SUMIFS([$予算シート.$C$1:.$C$1048576];[$予算シート.$A$1:.$A$1048576];[.$A13];[$予算シート.$B$1:.$B$1048576];[.$A$2])" office:value-type="float" office:value="0" calcext:value-type="float">
            <text:p>0</text:p>
          </table:table-cell>
          <table:table-cell table:style-name="ce11" table:formula="of:=SUMIFS([$data.$E$1:.$E$1048576];[$data.$A$1:.$A$1048576];[.$A13];[$data.$C$1:.$C$1048576];[.$A$2])" office:value-type="float" office:value="0" calcext:value-type="float">
            <text:p>0</text:p>
          </table:table-cell>
          <table:table-cell table:style-name="ce11" table:formula="of:=[.$B13] - [.$C1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4" calcext:value-type="float">
            <text:p>202104</text:p>
          </table:table-cell>
          <table:table-cell table:style-name="ce11" table:formula="of:=SUMIFS([$予算シート.$C$1:.$C$1048576];[$予算シート.$A$1:.$A$1048576];[.$A14];[$予算シート.$B$1:.$B$1048576];[.$A$2])" office:value-type="float" office:value="0" calcext:value-type="float">
            <text:p>0</text:p>
          </table:table-cell>
          <table:table-cell table:style-name="ce11" table:formula="of:=SUMIFS([$data.$E$1:.$E$1048576];[$data.$A$1:.$A$1048576];[.$A14];[$data.$C$1:.$C$1048576];[.$A$2])" office:value-type="float" office:value="0" calcext:value-type="float">
            <text:p>0</text:p>
          </table:table-cell>
          <table:table-cell table:style-name="ce11" table:formula="of:=[.$B14] - [.$C1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5" calcext:value-type="float">
            <text:p>202105</text:p>
          </table:table-cell>
          <table:table-cell table:style-name="ce11" table:formula="of:=SUMIFS([$予算シート.$C$1:.$C$1048576];[$予算シート.$A$1:.$A$1048576];[.$A15];[$予算シート.$B$1:.$B$1048576];[.$A$2])" office:value-type="float" office:value="0" calcext:value-type="float">
            <text:p>0</text:p>
          </table:table-cell>
          <table:table-cell table:style-name="ce11" table:formula="of:=SUMIFS([$data.$E$1:.$E$1048576];[$data.$A$1:.$A$1048576];[.$A15];[$data.$C$1:.$C$1048576];[.$A$2])" office:value-type="float" office:value="0" calcext:value-type="float">
            <text:p>0</text:p>
          </table:table-cell>
          <table:table-cell table:style-name="ce11" table:formula="of:=[.$B15] - [.$C1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6" calcext:value-type="float">
            <text:p>202106</text:p>
          </table:table-cell>
          <table:table-cell table:style-name="ce11" table:formula="of:=SUMIFS([$予算シート.$C$1:.$C$1048576];[$予算シート.$A$1:.$A$1048576];[.$A16];[$予算シート.$B$1:.$B$1048576];[.$A$2])" office:value-type="float" office:value="0" calcext:value-type="float">
            <text:p>0</text:p>
          </table:table-cell>
          <table:table-cell table:style-name="ce11" table:formula="of:=SUMIFS([$data.$E$1:.$E$1048576];[$data.$A$1:.$A$1048576];[.$A16];[$data.$C$1:.$C$1048576];[.$A$2])" office:value-type="float" office:value="0" calcext:value-type="float">
            <text:p>0</text:p>
          </table:table-cell>
          <table:table-cell table:style-name="ce11" table:formula="of:=[.$B16] - [.$C1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7" calcext:value-type="float">
            <text:p>202107</text:p>
          </table:table-cell>
          <table:table-cell table:style-name="ce11" table:formula="of:=SUMIFS([$予算シート.$C$1:.$C$1048576];[$予算シート.$A$1:.$A$1048576];[.$A17];[$予算シート.$B$1:.$B$1048576];[.$A$2])" office:value-type="float" office:value="0" calcext:value-type="float">
            <text:p>0</text:p>
          </table:table-cell>
          <table:table-cell table:style-name="ce11" table:formula="of:=SUMIFS([$data.$E$1:.$E$1048576];[$data.$A$1:.$A$1048576];[.$A17];[$data.$C$1:.$C$1048576];[.$A$2])" office:value-type="float" office:value="0" calcext:value-type="float">
            <text:p>0</text:p>
          </table:table-cell>
          <table:table-cell table:style-name="ce11" table:formula="of:=[.$B17] - [.$C1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02108" calcext:value-type="float">
            <text:p>202108</text:p>
          </table:table-cell>
          <table:table-cell table:style-name="ce11" table:formula="of:=SUMIFS([$予算シート.$C$1:.$C$1048576];[$予算シート.$A$1:.$A$1048576];[.$A18];[$予算シート.$B$1:.$B$1048576];[.$A$2])" office:value-type="float" office:value="0" calcext:value-type="float">
            <text:p>0</text:p>
          </table:table-cell>
          <table:table-cell table:style-name="ce11" table:formula="of:=SUMIFS([$data.$E$1:.$E$1048576];[$data.$A$1:.$A$1048576];[.$A18];[$data.$C$1:.$C$1048576];[.$A$2])" office:value-type="float" office:value="0" calcext:value-type="float">
            <text:p>0</text:p>
          </table:table-cell>
          <table:table-cell table:style-name="ce11" table:formula="of:=[.$B18] - [.$C18]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data.A1:data.H11" table:display-filter-buttons="true"/>
        <table:database-range table:name="__Anonymous_Sheet_DB__3" table:target-range-address="積み立て.A5:積み立て.D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iryo" svg:font-family="Meiry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/>
      <number:text>/</number:text>
      <number:day number:style="long"/>
    </number:date-style>
    <number:date-style style:name="N126">
      <number:year number:style="long"/>
      <number:text>/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予算シート" style:display-name="PageStyle_予算シー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家計簿" style:display-name="PageStyle_家計簿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積み立て" style:display-name="PageStyle_積み立て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品目ごとの集計" style:display-name="PageStyle_品目ごとの集計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59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svg:stroke-width="0.053cm" svg:stroke-color="#e06666" draw:fill-color="#e06666" draw:opacity="3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3cm" svg:stroke-color="#4285f4" draw:fill-color="#4285f4" draw:opacity="30%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8.574cm" svg:height="11.483cm" xlink:href=".." xlink:type="simple" chart:class="chart:area" chart:style-name="ch1">
        <chart:legend chart:legend-position="end" svg:x="15.967cm" svg:y="5.193cm" style:legend-expansion="high" chart:style-name="ch2"/>
        <chart:plot-area chart:style-name="ch3" table:cell-range-address="家計簿.A5:家計簿.A8 家計簿.C4:家計簿.D8" chart:data-source-has-labels="both" svg:x="1.431cm" svg:y="0.229cm" svg:width="14.165cm" svg:height="11.025cm">
          <chartooo:coordinate-region svg:x="2.008cm" svg:y="0.428cm" svg:width="13.322cm" svg:height="10.329cm"/>
          <chart:axis chart:dimension="x" chart:name="primary-x" chart:style-name="ch4" chartooo:axis-type="text">
            <chart:categories table:cell-range-address="家計簿.A5:家計簿.A8"/>
          </chart:axis>
          <chart:axis chart:dimension="y" chart:name="primary-y" chart:style-name="ch5">
            <chart:title svg:x="0.451cm" svg:y="6.07cm" chart:style-name="ch6">
              <text:p>合計</text:p>
            </chart:title>
            <chart:grid chart:style-name="ch7" chart:class="major"/>
          </chart:axis>
          <chart:series chart:style-name="ch8" chart:values-cell-range-address="家計簿.C5:家計簿.C8" chart:label-cell-address="家計簿.C4:家計簿.C4" chart:class="chart:area">
            <chart:data-point chart:repeated="4"/>
          </chart:series>
          <chart:series chart:style-name="ch9" chart:values-cell-range-address="家計簿.D5:家計簿.D8" chart:label-cell-address="家計簿.D4:家計簿.D4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使用額</text:p>
                <draw:g>
                  <svg:desc>家計簿.C4:家計簿.C4</svg:desc>
                </draw:g>
              </table:table-cell>
              <table:table-cell office:value-type="string">
                <text:p>残り使える金額</text:p>
                <draw:g>
                  <svg:desc>家計簿.D4:家計簿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日用品</text:p>
                <draw:g>
                  <svg:desc>家計簿.A5:家計簿.A8</svg:desc>
                </draw:g>
              </table:table-cell>
              <table:table-cell office:value-type="float" office:value="500">
                <text:p>500</text:p>
                <draw:g>
                  <svg:desc>家計簿.C5:家計簿.C8</svg:desc>
                </draw:g>
              </table:table-cell>
              <table:table-cell office:value-type="float" office:value="4500">
                <text:p>4500</text:p>
                <draw:g>
                  <svg:desc>家計簿.D5:家計簿.D8</svg:desc>
                </draw:g>
              </table:table-cell>
            </table:table-row>
            <table:table-row>
              <table:table-cell office:value-type="string">
                <text:p>食費</text:p>
              </table:table-cell>
              <table:table-cell office:value-type="float" office:value="2277">
                <text:p>2277</text:p>
              </table:table-cell>
              <table:table-cell office:value-type="float" office:value="22723">
                <text:p>22723</text:p>
              </table:table-cell>
            </table:table-row>
            <table:table-row>
              <table:table-cell office:value-type="string">
                <text:p>光熱費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とら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serif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serif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100000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serif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fill="solid" draw:fill-color="#ffffff"/>
    </style:style>
    <style:style style:name="ch21" style:family="chart">
      <style:graphic-properties draw:fill-color="#d9d9d9"/>
    </style:style>
  </office:automatic-styles>
  <office:body>
    <office:chart>
      <chart:chart svg:width="16.722cm" svg:height="11.589cm" xlink:href=".." xlink:type="simple" chart:class="chart:bar" chart:style-name="ch1">
        <chart:legend chart:legend-position="end" svg:x="-27.008cm" svg:y="0.266cm" style:legend-expansion="high" chart:style-name="ch2"/>
        <chart:plot-area chart:style-name="ch3" table:cell-range-address="積み立て.A6:積み立て.A1000 積み立て.D1:積み立て.D1000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text">
            <chart:categories table:cell-range-address="積み立て.A6:積み立て.A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積み立て.D6:積み立て.D1000" chart:label-cell-address="積み立て.D1:積み立て.D5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積み立て額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積み立て額</text:p>
                  </text:list-item>
                </text:list>
                <draw:g>
                  <svg:desc>積み立て.D1:積み立て.D5</svg:desc>
                </draw:g>
              </table:table-cell>
            </table:table-row>
          </table:table-header-rows>
          <table:table-rows>
            <table:table-row>
              <table:table-cell office:value-type="float" office:value="202005">
                <text:p>202005</text:p>
                <draw:g>
                  <svg:desc>積み立て.A6:積み立て.A1000</svg:desc>
                </draw:g>
              </table:table-cell>
              <table:table-cell office:value-type="float" office:value="67223">
                <text:p>67223</text:p>
                <draw:g>
                  <svg:desc>積み立て.D6:積み立て.D1000</svg:desc>
                </draw:g>
              </table:table-cell>
            </table:table-row>
            <table:table-row>
              <table:table-cell office:value-type="float" office:value="202006">
                <text:p>20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07">
                <text:p>20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08">
                <text:p>20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09">
                <text:p>20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10">
                <text:p>20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11">
                <text:p>20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12">
                <text:p>20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101">
                <text:p>20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102">
                <text:p>20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103">
                <text:p>20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104">
                <text:p>20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105">
                <text:p>20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106">
                <text:p>20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107">
                <text:p>20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108">
                <text:p>20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